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66pt"/>
    </style:style>
    <style:style style:name="co2" style:family="table-column">
      <style:table-column-properties fo:break-before="auto" style:column-width="94.11pt"/>
    </style:style>
    <style:style style:name="co3" style:family="table-column">
      <style:table-column-properties fo:break-before="auto" style:column-width="94.79pt"/>
    </style:style>
    <style:style style:name="co4" style:family="table-column">
      <style:table-column-properties fo:break-before="auto" style:column-width="95.16pt"/>
    </style:style>
    <style:style style:name="ro1" style:family="table-row">
      <style:table-row-properties style:row-height="12.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1015" table:default-cell-style-name="ce2"/>
        <table:table-row table:style-name="ro1">
          <table:table-cell table:style-name="ce1" table:number-columns-repeated="2"/>
          <table:table-cell table:style-name="ce1" office:value-type="string" calcext:value-type="string">
            <text:p>With Heuristic 1</text:p>
          </table:table-cell>
          <table:table-cell table:style-name="ce1" table:number-columns-repeated="2"/>
          <table:table-cell table:style-name="ce1" office:value-type="string" calcext:value-type="string">
            <text:p>With Heuristic 2</text:p>
          </table:table-cell>
          <table:table-cell table:style-name="ce1" table:number-columns-repeated="2"/>
          <table:table-cell table:style-name="ce1" office:value-type="string" calcext:value-type="string">
            <text:p>With Heuristic 3 (Tiles out of Row and Column)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puzzle</text:p>
          </table:table-cell>
          <table:table-cell table:style-name="ce1" office:value-type="string" calcext:value-type="string">
            <text:p>Solved? Yes/No</text:p>
          </table:table-cell>
          <table:table-cell table:style-name="ce1" office:value-type="string" calcext:value-type="string">
            <text:p>Nr Move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olved? Yes/No</text:p>
          </table:table-cell>
          <table:table-cell table:style-name="ce1" office:value-type="string" calcext:value-type="string">
            <text:p>Nr Move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olved? Yes/No</text:p>
          </table:table-cell>
          <table:table-cell table:style-name="ce1" office:value-type="string" calcext:value-type="string">
            <text:p>Nr Moves</text:p>
          </table:table-cell>
          <table:table-cell table:style-name="ce1"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x3 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0038" calcext:value-type="float">
            <text:p>3.8E-05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008" calcext:value-type="float">
            <text:p>8E-0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0098" calcext:value-type="float">
            <text:p>9.8E-05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x3 20</text:p>
          </table:table-cell>
          <table:table-cell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0051" calcext:value-type="float">
            <text:p>5.1E-05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0075" calcext:value-type="float">
            <text:p>7.5E-0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0049" calcext:value-type="float">
            <text:p>4.9E-05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x4 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116" calcext:value-type="float">
            <text:p>0.000116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126" calcext:value-type="float">
            <text:p>0.00012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126" calcext:value-type="float">
            <text:p>0.00126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x4 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309" calcext:value-type="float">
            <text:p>0.000309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241" calcext:value-type="float">
            <text:p>0.00024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285" calcext:value-type="float">
            <text:p>0.000285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x5 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236" calcext:value-type="float">
            <text:p>0.000236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274" calcext:value-type="float">
            <text:p>0.000274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204" calcext:value-type="float">
            <text:p>0.000204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x5 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249" calcext:value-type="float">
            <text:p>0.000249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486" calcext:value-type="float">
            <text:p>0.00048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257" calcext:value-type="float">
            <text:p>0.000257</text:p>
          </table:table-cell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x6 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132" calcext:value-type="float">
            <text:p>0.000132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227" calcext:value-type="float">
            <text:p>0.00022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152" calcext:value-type="float">
            <text:p>0.000152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x6 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032" calcext:value-type="float">
            <text:p>0.00032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0637" calcext:value-type="float">
            <text:p>0.00063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0461" calcext:value-type="float">
            <text:p>0.000461</text:p>
          </table:table-cell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x7 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0066" calcext:value-type="float">
            <text:p>6.6E-05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0111" calcext:value-type="float">
            <text:p>0.00011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0105" calcext:value-type="float">
            <text:p>0.000105</text:p>
          </table:table-cell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x7 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292" calcext:value-type="float">
            <text:p>0.000292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878" calcext:value-type="float">
            <text:p>0.000878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41" calcext:value-type="float">
            <text:p>0.00041</text:p>
          </table:table-cell>
          <table:table-cell table:number-columns-repeated="101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8x8 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0478" calcext:value-type="float">
            <text:p>0.000478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1367" calcext:value-type="float">
            <text:p>0.00136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0514" calcext:value-type="float">
            <text:p>0.000514</text:p>
          </table:table-cell>
          <table:table-cell table:number-columns-repeated="101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8x8 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189" calcext:value-type="float">
            <text:p>0.000189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337" calcext:value-type="float">
            <text:p>0.00033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318" calcext:value-type="float">
            <text:p>0.000318</text:p>
          </table:table-cell>
          <table:table-cell table:number-columns-repeated="101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9x9 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0531" calcext:value-type="float">
            <text:p>0.000531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0824" calcext:value-type="float">
            <text:p>0.000824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0628" calcext:value-type="float">
            <text:p>0.000628</text:p>
          </table:table-cell>
          <table:table-cell table:number-columns-repeated="101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9x9 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1254" calcext:value-type="float">
            <text:p>0.001254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1951" calcext:value-type="float">
            <text:p>0.00195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1873" calcext:value-type="float">
            <text:p>0.001873</text:p>
          </table:table-cell>
          <table:table-cell table:number-columns-repeated="101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0x10 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91" calcext:value-type="float">
            <text:p>0.00091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579" calcext:value-type="float">
            <text:p>0.00057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582" calcext:value-type="float">
            <text:p>0.000582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0x10 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1677" calcext:value-type="float">
            <text:p>0.001677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9248" calcext:value-type="float">
            <text:p>0.009248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1705" calcext:value-type="float">
            <text:p>0.001705</text:p>
          </table:table-cell>
          <table:table-cell table:number-columns-repeated="101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4x9 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0937" calcext:value-type="float">
            <text:p>0.000937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1311" calcext:value-type="float">
            <text:p>0.0131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1139" calcext:value-type="float">
            <text:p>0.001139</text:p>
          </table:table-cell>
          <table:table-cell table:number-columns-repeated="101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5x15 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207" calcext:value-type="float">
            <text:p>0.000207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279" calcext:value-type="float">
            <text:p>0.00027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308" calcext:value-type="float">
            <text:p>0.000308</text:p>
          </table:table-cell>
          <table:table-cell table:number-columns-repeated="101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6x14 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6418" calcext:value-type="float">
            <text:p>0.006418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2684" calcext:value-type="float">
            <text:p>0.002684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3006" calcext:value-type="float">
            <text:p>0.003006</text:p>
          </table:table-cell>
          <table:table-cell table:number-columns-repeated="101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6x20 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142" calcext:value-type="float">
            <text:p>0.000142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39" calcext:value-type="float">
            <text:p>0.0003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284" calcext:value-type="float">
            <text:p>0.000284</text:p>
          </table:table-cell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0:44:02</meta:creation-date>
    <meta:initial-creator>Amarda </meta:initial-creator>
    <dc:language>en-US</dc:language>
    <dc:date>2018-02-14T22:35:37.048581041</dc:date>
    <meta:editing-cycles>2</meta:editing-cycles>
    <meta:editing-duration>PT2M59S</meta:editing-duration>
    <meta:generator>LibreOffice/5.3.1.2$Linux_X86_64 LibreOffice_project/30m0$Build-2</meta:generator>
    <meta:document-statistic meta:table-count="1" meta:cell-count="234" meta:object-count="0"/>
  </office:meta>
</office:document-meta>
</file>